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4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37" style:family="paragraph" style:parent-style-name="Text_20_body" style:list-style-name="L22">
      <style:paragraph-properties fo:margin-top="0cm" fo:margin-bottom="0cm" fo:line-height="150%" style:writing-mode="lr-tb"/>
    </style:style>
    <style:style style:name="P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 style:list-style-name="L15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16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17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18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font-size="14pt" fo:font-style="normal" fo:font-weight="normal" fo:background-color="transparent"/>
    </style:style>
    <style:style style:name="T12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4403269705060234206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val_TP ==&gt; up</text:p>
                  <text:list>
                    <text:list-item>
                      <text:p text:style-name="P18">label ==&gt; //_20200219_172815:next (fx_tester_T_1__Exec)</text:p>
                    </text:list-item>
                  </text:list>
                </text:list-item>
                <text:list-item>
                  <text:p text:style-name="P18">write into list data</text:p>
                  <text:list>
                    <text:list-item>
                      <text:p text:style-name="P18"><text:soft-page-break/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8">T-1.1 : show in the log file</text:p>
              <text:list>
                <text:list-item>
                  <text:p text:style-name="P18">CODE</text:p>
                  <text:list>
                    <text:list-item>
                      <text:p text:style-name="P18">“show_LO_Pos_Data__Build_Lines” ==&gt; add params</text:p>
                      <text:list>
                        <text:list-item>
                          <text:p text:style-name="P18">fx_tester_T_1()</text:p>
                          <text:list>
                            <text:list-item>
                              <text:p text:style-name="P18">//_20200222_182249:tmp (caller) </text:p>
                            </text:list-item>
                          </text:list>
                        </text:list-item>
                        <text:list-item>
                          <text:p text:style-name="P18">==&gt; DROP</text:p>
                        </text:list-item>
                      </text:list>
                    </text:list-item>
                    <text:list-item>
                      <text:p text:style-name="P18">“show_LO_Pos_Data__Build_Lines” ==&gt; add codes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value of TP, SL → CONS.php</text:p>
              <text:list>
                <text:list-item>
                  <text:p text:style-name="P18">CODE </text:p>
                  <text:list>
                    <text:list-item>
                      <text:p text:style-name="P18">//_20200219_172815:next</text:p>
                    </text:list-item>
                    <text:list-item>
                      <text:p text:style-name="P18">TP → 1.3</text:p>
                    </text:list-item>
                  </text:list>
                </text:list-item>
                <text:list-item>
                  <text:p text:style-name="P18">TEST ==&gt; PROBLEM</text:p>
                  <text:list>
                    <text:list-item>
                      <text:p text:style-name="P1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pos list ==&gt; new data</text:p>
              <text:list>
                <text:list-item>
                  <text:p text:style-name="P18">start idx, exit idx ==&gt; location in BB</text:p>
                </text:list-item>
                <text:list-item>
                  <text:p text:style-name="P18">//_20200214_150433:next (libeatester)</text:p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4849901514080674682" text:style-name="L2">
        <text:list-item>
          <text:p text:style-name="P19">TASK-1</text:p>
          <text:list>
            <text:list-item>
              <text:p text:style-name="P19">this ==&gt; T-1.2 → re-try</text:p>
              <text:list>
                <text:list-item>
                  <text:p text:style-name="P1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p text:style-name="P19">this ==&gt; TASK-2</text:p>
            </text:list-item>
          </text:list>
        </text:list-item>
      </text:list>
      <text:p text:style-name="P4">[further]</text:p>
      <text:list xml:id="list4768834327916175657" text:style-name="L3">
        <text:list-item>
          <text:p text:style-name="P20"><text:soft-page-break/></text:p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846025901260564356" text:style-name="L4">
        <text:list-item>
          <text:p text:style-name="P21">REVIEW</text:p>
        </text:list-item>
        <text:list-item>
          <text:p text:style-name="P21"><text:span text:style-name="T1">#_ </text:span>TASK-1 </text:p>
          <text:list>
            <text:list-item>
              <text:list>
                <text:list-item>
                  <text:p text:style-name="P21">this ==&gt; T-1.2 → re-try</text:p>
                  <text:list>
                    <text:list-item>
                      <text:p text:style-name="P21">pos list file ==&gt; for each time the for-loop breaks ==&gt; write the pos data to a file</text:p>
                    </text:list-item>
                    <text:list-item>
                      <text:p text:style-name="P21">//_20200222_192407:next</text:p>
                    </text:list-item>
                  </text:list>
                </text:list-item>
              </text:list>
            </text:list-item>
            <text:list-item>
              <text:p text:style-name="P21">T-1.1 : new FUNC : “show_LO_Pos_Data__Build_Lines__MetaData_and_Header”</text:p>
              <text:list>
                <text:list-item>
                  <text:p text:style-name="P21">CODE</text:p>
                </text:list-item>
                <text:list-item>
                  <text:p text:style-name="P21">TEST ==&gt; <text:s/>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 : new FUNC : “show_LO_Pos_Data__Build_Lines__Entries”</text:p>
              <text:list>
                <text:list-item>
                  <text:p text:style-name="P21">TEST ==&gt; PROBLEM</text:p>
                  <text:list>
                    <text:list-item>
                      <text:p text:style-name="P21">TRY : review ==&gt; “2020.01.06 02:15”</text:p>
                      <text:list>
                        <text:list-item>
                          <text:p text:style-name="P21">FOUND</text:p>
                          <text:list>
                            <text:list-item>
                              <text:p text:style-name="P2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TRY : re-TEST</text:p>
                      <text:list>
                        <text:list-item>
                          <text:p text:style-name="P2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1.3 : “show_LO_Pos_Data__Build_Lines__Entries” and oth<text:span text:style-name="T9">ers ==&gt; </text:span><text:soft-page-break/><text:span text:style-name="T9">comment out</text:span></text:p>
              <text:list>
                <text:list-item>
                  <text:p text:style-name="P33">CODE</text:p>
                </text:list-item>
                <text:list-item>
                  <text:p text:style-name="P33">TEST ==&gt; 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gen data</text:p>
                </text:list-item>
                <text:list-item>
                  <text:p text:style-name="P21">files</text:p>
                  <text:list>
                    <text:list-item>
                      <text:p text:style-name="P21"><text:span text:style-name="T1">#_ </text:span>(AUDJPY).(M15).20200216_180151.[20200106_0000-20200110_2345].csv </text:p>
                    </text:list-item>
                    <text:list-item>
                      <text:p text:style-name="P21"><text:span text:style-name="T1">#_ </text:span>(AUDJPY).(M15).20200216_180151.[20200113_0000-20200117_2345].csv </text:p>
                    </text:list-item>
                    <text:list-item>
                      <text:p text:style-name="P21">(AUDJPY).(M15).20200216_180151.[20200120_0000-20200124_2345].csv</text:p>
                    </text:list-item>
                    <text:list-item>
                      <text:p text:style-name="P21">(AUDJPY).(M15).20200216_180151.[20200127_0000-20200131_2345].csv</text:p>
                    </text:list-item>
                    <text:list-item>
                      <text:p text:style-name="P21">(AUDJPY).(M15).20200216_180151.[20200203_0000-20200207_2345].csv</text:p>
                    </text:list-item>
                    <text:list-item>
                      <text:p text:style-name="P2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pos list ==&gt; new data</text:p>
                  <text:list>
                    <text:list-item>
                      <text:p text:style-name="P21">start idx, exit idx ==&gt; location in BB</text:p>
                    </text:list-item>
                    <text:list-item>
                      <text:p text:style-name="P21">//_20200214_150433:next (libeatester)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92465386584024406" text:style-name="L5">
        <text:list-item>
          <text:p text:style-name="P22">TASK</text:p>
          <text:list>
            <text:list-item>
              <text:p text:style-name="P22"><text:soft-page-break/>this ==&gt; TASK-2 –&gt; cont.</text:p>
              <text:list>
                <text:list-item>
                  <text:p text:style-name="P22">//_20200216_183601:tmp (CONS.php)</text:p>
                </text:list-item>
              </text:list>
            </text:list-item>
            <text:list-item>
              <text:p text:style-name="P22">this ==&gt; TASK-3</text:p>
            </text:list-item>
          </text:list>
        </text:list-item>
      </text:list>
      <text:p text:style-name="P4">[further]</text:p>
      <text:list xml:id="list4531131824897026489" text:style-name="L6">
        <text:list-item>
          <text:p text:style-name="P23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2">40</text:span><text:span text:style-name="T11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4382205755120013551" text:style-name="L7">
        <text:list-item>
          <text:p text:style-name="P24">REVIEW </text:p>
        </text:list-item>
        <text:list-item>
          <text:p text:style-name="P24">TASK-1</text:p>
          <text:list>
            <text:list-item>
              <text:list>
                <text:list-item>
                  <text:p text:style-name="P24">prev ==&gt; TASK-2 –&gt; cont.</text:p>
                  <text:list>
                    <text:list-item>
                      <text:p text:style-name="P24">//_20200216_183601:tmp (CONS.php)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<text:span text:style-name="T1">#_ </text:span>[20200203_0000-20200207_2345]</text:p>
                </text:list-item>
                <text:list-item>
                  <text:p text:style-name="P24"><text:span text:style-name="T1">#_ </text:span>[20200214_2345-20200210_0000]</text:p>
                </text:list-item>
              </text:list>
            </text:list-item>
            <text:list-item>
              <text:p text:style-name="P24">T-1.2 : A/J, M5</text:p>
              <text:list>
                <text:list-item>
                  <text:list>
                    <text:list-item>
                      <text:p text:style-name="P24">(AUDJPY).(M5).20200227_131436.[XXX].csv</text:p>
                    </text:list-item>
                    <text:list-item>
                      <text:p text:style-name="P2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4"><text:span text:style-name="T1">#_ </text:span>[20200106_0005-20200106_2355]</text:p>
                  <text:list>
                    <text:list-item>
                      <text:p text:style-name="P24"><text:span text:style-name="T1">#_ </text:span>PROBLEM : “sum : start – exit” ==&gt; incorrect</text:p>
                      <text:list>
                        <text:list-item>
                          <text:p text:style-name="P24"><text:soft-page-break/>TRY : review codes</text:p>
                          <text:list>
                            <text:list-item>
                              <text:p text:style-name="P2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[20200107_0005-20200107_2355]</text:p>
                </text:list-item>
              </text:list>
            </text:list-item>
          </text:list>
        </text:list-item>
        <text:list-item>
          <text:p text:style-name="P24">SEG-1</text:p>
          <text:list>
            <text:list-item>
              <text:list>
                <text:list-item>
                  <text:p text:style-name="P24">gen csv ==&gt; M5</text:p>
                </text:list-item>
              </text:list>
            </text:list-item>
            <text:list-item>
              <text:p text:style-name="P24">S-1.1 : gen csv </text:p>
              <text:list>
                <text:list-item>
                  <text:p text:style-name="P24">44_5.1_10_rawdata.(AUDJPY).(Period-M5).(NumOfUnits-55000).(Bars-55000).20200227_131436.csv</text:p>
                </text:list-item>
                <text:list-item>
                  <text:p text:style-name="P24">A/J, M5, <text:s/>20200106</text:p>
                </text:list-item>
              </text:list>
            </text:list-item>
            <text:list-item>
              <text:p text:style-name="P24"><text:span text:style-name="T1">#_ </text:span>S-1.2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6 00:05</text:p>
                        </text:list-item>
                        <text:list-item>
                          <text:p text:style-name="P24">2020.01.06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6_0005-20200106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oft-page-break/><text:span text:style-name="T1">#_ </text:span>S-1.3 : <text:s/>20200107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<text:span text:style-name="T1">#_ </text:span>2020.01.07 00:05</text:p>
                        </text:list-item>
                        <text:list-item>
                          <text:p text:style-name="P24">2020.01.07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7_0005-20200107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"><text:span text:style-name="T1">#_ </text:span>S-1.4 : <text:s/>20200108 ::]20200227_141656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8 00:05</text:p>
                        </text:list-item>
                        <text:list-item>
                          <text:p text:style-name="P24">2020.01.08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8_0005-20200108_2355].csv</text:p>
                        </text:list-item>
                      </text:list>
                    </text:list-item>
                    <text:list-item>
                      <text:p text:style-name="P24"><text:soft-page-break/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4">SEG-2 : [list-of-pos].log ==&gt; “exit – start” → value is 0 if “ext_idx” is “-1”</text:p>
          <text:list>
            <text:list-item>
              <text:p text:style-name="P24">S-2.1</text:p>
              <text:list>
                <text:list-item>
                  <text:p text:style-name="P24">CODE : //_20200227_140717:tmp</text:p>
                </text:list-item>
                <text:list-item>
                  <text:p text:style-name="P24">TEST ==&gt; </text:p>
                </text:list-item>
              </text:list>
            </text:list-item>
          </text:list>
        </text:list-item>
        <text:list-item>
          <text:p text:style-name="P24">TASK-2</text:p>
        </text:list-item>
      </text:list>
      <text:list xml:id="list8643321312406995677" text:style-name="L8">
        <text:list-item>
          <text:list>
            <text:list-item>
              <text:list>
                <text:list-item>
                  <text:list>
                    <text:list-item>
                      <text:p text:style-name="P25">prev ==&gt; TASK-3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36530016456947121" text:style-name="L9">
        <text:list-item>
          <text:p text:style-name="P26">TASK-1</text:p>
          <text:list>
            <text:list-item>
              <text:p text:style-name="P26">source csv file ==&gt; pass to func through url param</text:p>
              <text:list>
                <text:list-item>
                  <text:p text:style-name="P26">$fname_FX_Tester_CSV_File</text:p>
                </text:list-item>
                <text:list-item>
                  <text:p text:style-name="P26">//_20200227_142412:next</text:p>
                </text:list-item>
              </text:list>
            </text:list-item>
          </text:list>
        </text:list-item>
        <text:list-item>
          <text:p text:style-name="P26">TASK-2 : this ==&gt; SEG-1 : cont.</text:p>
        </text:list-item>
        <text:list-item>
          <text:p text:style-name="P26">TASK-3 : this ==&gt; TASK-</text:p>
        </text:list-item>
      </text:list>
      <text:p text:style-name="P4">[further]</text:p>
      <text:list xml:id="list7186106378944028871" text:style-name="L10">
        <text:list-item>
          <text:p text:style-name="P27"/>
        </text:list-item>
      </text:list>
      <text:p text:style-name="P13"><text:line-break/><text:soft-page-break/><text:span text:style-name="T2">[/ XXX]</text:span></text:p>
      <text:p text:style-name="P13"/>
      <text:p text:style-name="P4"><text:span text:style-name="T10">@@@</text:span></text:p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XXXX</text:p>
      <text:p text:style-name="P10"/>
      <text:p text:style-name="P4">[do] <text:span text:style-name="T1">#_ </text:span></text:p>
      <text:list xml:id="list4718220090434736997" text:style-name="L22">
        <text:list-item>
          <text:p text:style-name="P37"><text:span text:style-name="T7">REVIEW </text:span></text:p>
        </text:list-item>
        <text:list-item>
          <text:p text:style-name="P37"><text:span text:style-name="T7">TASK-1</text:span></text:p>
        </text:list-item>
        <text:list-item>
          <text:p text:style-name="P37"><text:span text:style-name="T7">T-1.1</text:span></text:p>
        </text:list-item>
        <text:list-item>
          <text:p text:style-name="P32"/>
        </text:list-item>
      </text:list>
      <text:p text:style-name="P4"/>
      <text:p text:style-name="P4">[next]</text:p>
      <text:list xml:id="list8876020516126971196" text:style-name="L20">
        <text:list-item>
          <text:p text:style-name="P30">TASK</text:p>
        </text:list-item>
      </text:list>
      <text:p text:style-name="P4">[further]</text:p>
      <text:list xml:id="list6810272464824889809" text:style-name="L21">
        <text:list-item>
          <text:p text:style-name="P31"/>
        </text:list-item>
      </text:list>
      <text:p text:style-name="P13"><text:line-break/><text:span text:style-name="T2">[/ XXX]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597771" text:continue-list="list4382205755120013551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<text:soft-page-break/>T-1.1</text:p>
        </text:list-item>
      </text:list>
      <text:list xml:id="list34586977" text:continue-list="list846025901260564356" text:style-name="L4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8147428665120451667" text:style-name="L11">
        <text:list-item>
          <text:p text:style-name="P28">TASK</text:p>
        </text:list-item>
      </text:list>
      <text:p text:style-name="P4">[further]</text:p>
      <text:list xml:id="list3874973555233913676" text:style-name="L12">
        <text:list-item>
          <text:p text:style-name="P29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759289583723747841" text:style-name="L13">
        <text:list-item>
          <text:p text:style-name="P3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88841" text:continue-numbering="true" text:style-name="L13">
        <text:list-item>
          <text:p text:style-name="P34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1255222728622938174" text:style-name="L14">
        <text:list-item>
          <text:p text:style-name="P1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288210918093651125" text:style-name="L15">
              <text:list-item>
                <text:p text:style-name="P39">M – w &gt; a (new window)</text:p>
              </text:list-item>
              <text:list-item>
                <text:p text:style-name="P39">doc 2 : select → session number</text:p>
              </text:list-item>
              <text:list-item>
                <text:p text:style-name="P39">doc 1</text:p>
                <text:list>
                  <text:list-item>
                    <text:p text:style-name="P39">DUP → template</text:p>
                  </text:list-item>
                  <text:list-item>
                    <text:p text:style-name="P39">session num → paste</text:p>
                  </text:list-item>
                </text:list>
              </text:list-item>
              <text:list-item>
                <text:p text:style-name="P39"><text:soft-page-break/>doc 2 : select → session string</text:p>
              </text:list-item>
              <text:list-item>
                <text:p text:style-name="P3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122217125403153019" text:style-name="L16">
              <text:list-item>
                <text:p text:style-name="P40">commit</text:p>
                <text:list>
                  <text:list-item>
                    <text:p text:style-name="P40">jve</text:p>
                  </text:list-item>
                  <text:list-item>
                    <text:p text:style-name="P4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590184225961505281" text:style-name="L17">
              <text:list-item>
                <text:p text:style-name="P41">doc 1 : select → git push, echo</text:p>
              </text:list-item>
              <text:list-item>
                <text:p text:style-name="P4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590947770207688064" text:style-name="L18">
              <text:list-item>
                <text:p text:style-name="P42">eclipse</text:p>
              </text:list-item>
              <text:list-item>
                <text:p text:style-name="P42">mt4</text:p>
              </text:list-item>
              <text:list-item>
                <text:p text:style-name="P42">folders</text:p>
              </text:list-item>
              <text:list-item>
                <text:p text:style-name="P42">sakura files</text:p>
              </text:list-item>
              <text:list-item>
                <text:p text:style-name="P42">docs</text:p>
              </text:list-item>
            </text:list>
          </table:table-cell>
        </table:table-row>
      </table:table>
      <text:list xml:id="list34584740" text:continue-list="list1255222728622938174" text:style-name="L14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84244" text:continue-numbering="true" text:style-name="L14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4600003" text:continue-numbering="true" text:style-name="L14">
        <text:list-item>
          <text:p text:style-name="P15">move “<text:span text:style-name="T4">@@@</text:span>”</text:p>
        </text:list-item>
        <text:list-item>
          <text:p text:style-name="P3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27T14:38:13.81</dc:date>
    <dc:creator>iwabuchi ken</dc:creator>
    <meta:editing-duration>P2DT8H4M44S</meta:editing-duration>
    <meta:editing-cycles>236</meta:editing-cycles>
    <meta:generator>OpenOffice/4.1.3$Win32 OpenOffice.org_project/413m1$Build-9783</meta:generator>
    <meta:document-statistic meta:table-count="5" meta:image-count="0" meta:object-count="0" meta:page-count="12" meta:paragraph-count="247" meta:word-count="983" meta:character-count="7325"/>
  </office:meta>
</office:document-meta>
</file>